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Segoe UI', Tahom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193" officeooo:paragraph-rsid="000a6193"/>
    </style:style>
    <style:style style:name="P2" style:family="paragraph" style:parent-style-name="Standard">
      <style:text-properties officeooo:rsid="000b7024" officeooo:paragraph-rsid="000b7024"/>
    </style:style>
    <style:style style:name="P3" style:family="paragraph" style:parent-style-name="Standard">
      <style:text-properties officeooo:paragraph-rsid="000b7024"/>
    </style:style>
    <style:style style:name="P4" style:family="paragraph" style:parent-style-name="Standard">
      <style:text-properties officeooo:paragraph-rsid="000ba742"/>
    </style:style>
    <style:style style:name="P5" style:family="paragraph" style:parent-style-name="Table_20_Contents">
      <style:text-properties officeooo:rsid="000a6193" officeooo:paragraph-rsid="000a6193"/>
    </style:style>
    <style:style style:name="P6" style:family="paragraph" style:parent-style-name="Table_20_Contents">
      <style:text-properties officeooo:rsid="000b7024" officeooo:paragraph-rsid="000b7024"/>
    </style:style>
    <style:style style:name="P7" style:family="paragraph" style:parent-style-name="Table_20_Contents">
      <style:text-properties officeooo:rsid="000ba742" officeooo:paragraph-rsid="000ba742"/>
    </style:style>
    <style:style style:name="P8" style:family="paragraph" style:parent-style-name="Table_20_Contents">
      <style:text-properties officeooo:rsid="000d0dde" officeooo:paragraph-rsid="000d0dde"/>
    </style:style>
    <style:style style:name="P9" style:family="paragraph" style:parent-style-name="Table_20_Contents">
      <style:text-properties officeooo:rsid="000db4f6" officeooo:paragraph-rsid="000db4f6"/>
    </style:style>
    <style:style style:name="T1" style:family="text">
      <style:text-properties officeooo:rsid="000b7024"/>
    </style:style>
    <style:style style:name="T2" style:family="text">
      <style:text-properties officeooo:rsid="000ba7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bliographie</text:p>
      <text:p text:style-name="P3"><text:span text:style-name="T1">- Oracle Help Center. </text:span><text:a xlink:type="simple" xlink:href="https://docs.oracle.com/en/" text:style-name="Internet_20_link" text:visited-style-name="Visited_20_Internet_20_Link">https://docs.oracle.com/en/</text:a></text:p>
      <text:p text:style-name="P3"><text:span text:style-name="T1">- Stack overflow. </text:span><text:a xlink:type="simple" xlink:href="https://stackoverflow.com/" text:style-name="Internet_20_link" text:visited-style-name="Visited_20_Internet_20_Link">https://stackoverflow.com/</text:a></text:p>
      <text:p text:style-name="P4"><text:span text:style-name="T2">- Cours d’Algorithmique et Programmation dans le dossier « Formation Initiale aux Métiers d'Ingénieur (FIMI)/Informatique » disponibles sur </text:span><text:a xlink:type="simple" xlink:href="https://moodle.insa-lyon.fr/" text:style-name="Internet_20_link" text:visited-style-name="Visited_20_Internet_20_Link">https://moodle.insa-lyon.fr</text:a> </text:p>
      <text:p text:style-name="P1"/>
      <text:p text:style-name="P1"/>
      <text:p text:style-name="P1"/>
      <text:p text:style-name="P1">Carnet de route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Travail fait</text:p>
          </table:table-cell>
          <table:table-cell table:style-name="Tableau1.C1" office:value-type="string">
            <text:p text:style-name="P5"><text:span text:style-name="T1">Remarques / </text:span>Problèmes rencontrés</text:p>
          </table:table-cell>
        </table:table-row>
        <table:table-row>
          <table:table-cell table:style-name="Tableau1.A2" office:value-type="string">
            <text:p text:style-name="P5">Jeudi 7 mars</text:p>
          </table:table-cell>
          <table:table-cell table:style-name="Tableau1.A2" office:value-type="string">
            <text:p text:style-name="P5">Réfléchir au sujet, ce que fait le programme plus en détails algorithmiquement, établir quelles classes il y a et ce que chacune contient et se répartir le travail</text:p>
          </table:table-cell>
          <table:table-cell table:style-name="Tableau1.C2" office:value-type="string">
            <text:p text:style-name="P6">Quelle sera la partie scientifique du programme ?</text:p>
            <text:p text:style-name="P6"/>
            <text:p text:style-name="P6">Différents types de bâtiment &gt;&gt; <text:s/>faire un héritage avec Batiment comme classe mère abstraite</text:p>
          </table:table-cell>
        </table:table-row>
        <table:table-row>
          <table:table-cell table:style-name="Tableau1.A2" office:value-type="string">
            <text:p text:style-name="P5">Jeudi 14 mars</text:p>
          </table:table-cell>
          <table:table-cell table:style-name="Tableau1.A2" office:value-type="string">
            <text:p text:style-name="P6"><text:span text:style-name="T2">Séparément : </text:span>Début d’écriture des classes comme planifié</text:p>
          </table:table-cell>
          <table:table-cell table:style-name="Tableau1.C2" office:value-type="string">
            <text:p text:style-name="P6">Utilisation de la méthode ‘interpolation’ pour la partie scientifique pour faire les prévisions de dépenses. Complexité : <text:span text:style-name="T2">inversion d’une matrice (ce qui est généralement fait facilement sur Matlab)</text:span></text:p>
            <text:p text:style-name="P5"/>
            <text:p text:style-name="P5">On se rend compte que les méthodes prévues dans une certaine classe <text:span text:style-name="T2">seront</text:span> plus facilement manipulée<text:span text:style-name="T2">s</text:span> dans une autre classe <text:span text:style-name="T2">(facile à changer)</text:span></text:p>
          </table:table-cell>
        </table:table-row>
        <table:table-row>
          <table:table-cell table:style-name="Tableau1.A2" office:value-type="string">
            <text:p text:style-name="P5">Jeudi 21 mars</text:p>
          </table:table-cell>
          <table:table-cell table:style-name="Tableau1.A2" office:value-type="string">
            <text:p text:style-name="P7">Séparément : Continuer à compléter les classes</text:p>
            <text:p text:style-name="P7"/>
            <text:p text:style-name="P7">Beaucoup de tests sur des programmes trouvés sur Internet qui permettent d’inverser une matri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Jeudi 28 mars</text:p>
          </table:table-cell>
          <table:table-cell table:style-name="Tableau1.A2" office:value-type="string">
            <text:p text:style-name="P8">Tester les classes pour voir si elles marchent correctement, concertations avec le chef du projet et éventuelles corrections des classes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Jeudi 4 avril</text:p>
          </table:table-cell>
          <table:table-cell table:style-name="Tableau1.A2" office:value-type="string">
            <text:p text:style-name="P9">Programmer la sauvegarde des données à la fermeture du programme et leur rétablissement au relancement du programme</text:p>
            <text:p text:style-name="P9"/>
            <text:p text:style-name="P9"/>
            <text:p text:style-name="P9"><text:soft-page-break/></text:p>
            <text:p text:style-name="P9">Début de la mise en commun des différentes classes</text:p>
          </table:table-cell>
          <table:table-cell table:style-name="Tableau1.C2" office:value-type="string">
            <text:p text:style-name="P9">Pour des notions jamais apprises en cours, difficultés lors des recherches sur Internet car de nombreuses méthodes différentes sont proposées mais pas toujours compatibles avec ce qu’on veut faire (ex : lire et <text:soft-page-break/>modifier un fichier texte).</text:p>
          </table:table-cell>
        </table:table-row>
        <table:table-row>
          <table:table-cell table:style-name="Tableau1.A2" office:value-type="string">
            <text:p text:style-name="P5">Jeudi 11 avril</text:p>
          </table:table-cell>
          <table:table-cell table:style-name="Tableau1.A2" office:value-type="string">
            <text:p text:style-name="P9">Mise en commun</text:p>
            <text:p text:style-name="P9">Faire marcher le jeu</text:p>
          </table:table-cell>
          <table:table-cell table:style-name="Tableau1.C2" office:value-type="string">
            <text:p text:style-name="P9">Partie la plus compliquée du projet</text:p>
          </table:table-cell>
        </table:table-row>
        <table:table-row>
          <table:table-cell table:style-name="Tableau1.A2" office:value-type="string">
            <text:p text:style-name="P5">Début vacances</text:p>
          </table:table-cell>
          <table:table-cell table:style-name="Tableau1.A2" office:value-type="string">
            <text:p text:style-name="P9">Finalisation du code</text:p>
            <text:p text:style-name="P9">Compte-rendu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Segoe UI', Tahom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8:19:44.232000000</meta:creation-date>
    <dc:date>2019-04-18T09:00:38.628000000</dc:date>
    <meta:editing-duration>PT9M39S</meta:editing-duration>
    <meta:editing-cycles>2</meta:editing-cycles>
    <meta:generator>LibreOffice/5.3.6.1$Windows_X86_64 LibreOffice_project/686f202eff87ef707079aeb7f485847613344eb7</meta:generator>
    <meta:document-statistic meta:table-count="1" meta:image-count="0" meta:object-count="0" meta:page-count="2" meta:paragraph-count="32" meta:word-count="289" meta:character-count="1911" meta:non-whitespace-character-count="1652"/>
  </office:meta>
</office:document-meta>
</file>